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2" style:family="paragraph" style:parent-style-name="Text_20_body">
      <style:text-properties officeooo:rsid="0032591e" officeooo:paragraph-rsid="0032591e"/>
    </style:style>
    <style:style style:name="P3" style:family="paragraph" style:parent-style-name="Text_20_body">
      <style:text-properties officeooo:rsid="00345030" officeooo:paragraph-rsid="00345030"/>
    </style:style>
    <style:style style:name="P4" style:family="paragraph" style:parent-style-name="Heading_20_3">
      <style:paragraph-properties fo:break-before="page"/>
      <style:text-properties officeooo:rsid="0032591e" officeooo:paragraph-rsid="0032591e"/>
    </style:style>
    <style:style style:name="P5" style:family="paragraph" style:parent-style-name="Heading_20_1" style:master-page-name="Right_20_Page">
      <style:paragraph-properties style:page-number="auto"/>
      <style:text-properties officeooo:rsid="0032591e" officeooo:paragraph-rsid="0032591e"/>
    </style:style>
    <style:style style:name="T1" style:family="text">
      <style:text-properties officeooo:rsid="0032591e"/>
    </style:style>
    <style:style style:name="T2" style:family="text">
      <style:text-properties officeooo:rsid="00345030"/>
    </style:style>
    <style:style style:name="T3" style:family="text">
      <style:text-properties officeooo:rsid="003495e4"/>
    </style:style>
    <style:style style:name="T4" style:family="text">
      <style:text-properties officeooo:rsid="003642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owderfinger</text:h>
      <text:h text:style-name="Heading_20_2" text:outline-level="2">(Neil Young)</text:h>
      <text:p text:style-name="Text_20_body">Time Signature: 4/4</text:p>
      <text:p text:style-name="Text_20_body">Chords: <text:span text:style-name="T2">Am, C, Em, F, Fm, G</text:span></text:p>
      <text:p text:style-name="Text_20_body">Tempo: <text:span text:style-name="T1">8</text:span>0 - 1<text:span text:style-name="T1">0</text:span>0 BPM</text:p>
      <text:p text:style-name="P1"/>
      <text:h text:style-name="P4" text:outline-level="3">[INTRO]</text:h>
      <text:p text:style-name="P2">C</text:p>
      <text:h text:style-name="Heading_20_3" text:outline-level="3">[VERSE 1]</text:h>
      <text:p text:style-name="P2">C <text:s text:c="24"/>F<text:span text:style-name="T3">m</text:span></text:p>
      <text:p text:style-name="P2">Look out, Mama, there's a white boat</text:p>
      <text:p text:style-name="P2"><text:s text:c="16"/><text:span text:style-name="T2">C</text:span></text:p>
      <text:p text:style-name="P2">comin' down the river</text:p>
      <text:p text:style-name="P2"><text:s text:c="7"/>F</text:p>
      <text:p text:style-name="P2">With a big red beacon, and a flag,</text:p>
      <text:p text:style-name="P2"><text:s text:c="17"/><text:span text:style-name="T3">C</text:span></text:p>
      <text:p text:style-name="P2">and a man on the rail</text:p>
      <text:p text:style-name="P2"><text:s text:c="14"/>F</text:p>
      <text:p text:style-name="P2">I think you'd better call John,</text:p>
      <text:p text:style-name="P2"><text:s text:c="10"/><text:span text:style-name="T3">F</text:span>m</text:p>
      <text:p text:style-name="P2">'Cause it don't look like they're here</text:p>
      <text:p text:style-name="P2"><text:s text:c="5"/>C <text:s text:c="9"/>F</text:p>
      <text:p text:style-name="P2">to deliver, the mail</text:p>
      <text:p text:style-name="P2"><text:s text:c="9"/>Em <text:s text:c="14"/><text:span text:style-name="T2">Am</text:span></text:p>
      <text:p text:style-name="P2">And it's less than a mile away</text:p>
      <text:p text:style-name="P2"><text:s text:c="2"/>Em <text:s text:c="22"/>F</text:p>
      <text:p text:style-name="P2">I hope they didn't come to stay</text:p>
      <text:p text:style-name="P2"><text:s text:c="9"/>Em <text:s text:c="23"/>Am</text:p>
      <text:p text:style-name="P2">It's got numbers on the side and a gun</text:p>
      <text:p text:style-name="P2"><text:s text:c="20"/>G</text:p>
      <text:p text:style-name="P2">And it's makin' big waves.</text:p>
      <text:h text:style-name="Heading_20_3" text:outline-level="3">[BRIDGE]</text:h>
      <text:p text:style-name="P2">C <text:s/>F<text:span text:style-name="T4">m</text:span> <text:s/><text:span text:style-name="T3">C</text:span></text:p>
      <text:h text:style-name="Heading_20_3" text:outline-level="3">[VERSE 2]</text:h>
      <text:p text:style-name="P2">C <text:s text:c="15"/>F<text:span text:style-name="T3">m</text:span></text:p>
      <text:p text:style-name="P2">Daddy's gone, my brother's out hunting</text:p>
      <text:p text:style-name="P2"><text:s text:c="7"/><text:span text:style-name="T2">C</text:span></text:p>
      <text:p text:style-name="P2">in the mountains</text:p>
      <text:p text:style-name="P2"><text:s text:c="4"/>F</text:p>
      <text:p text:style-name="P2">Big John's been drinking</text:p>
      <text:p text:style-name="P2"><text:s text:c="26"/><text:span text:style-name="T2">C</text:span></text:p>
      <text:p text:style-name="P2">since the river took Emmy-Lou</text:p>
      <text:p text:style-name="P2"><text:s text:c="7"/>F <text:s text:c="21"/><text:span text:style-name="T4">A</text:span>m</text:p>
      <text:p text:style-name="P2">So the powers that be left me here</text:p>
      <text:p text:style-name="P2"><text:s text:c="14"/>C</text:p>
      <text:p text:style-name="P2">to do all the thinkin'</text:p>
      <text:p text:style-name="P2"/>
      <text:p text:style-name="P2"><text:soft-page-break/><text:s text:c="6"/>Em <text:s text:c="16"/><text:span text:style-name="T2">C</text:span></text:p>
      <text:p text:style-name="P2">And I just turned twenty-two</text:p>
      <text:p text:style-name="P2"><text:s text:c="6"/>Em <text:s text:c="15"/>F<text:span text:style-name="T3">m</text:span></text:p>
      <text:p text:style-name="P2">I was wonderin' what to do</text:p>
      <text:p text:style-name="P2"><text:s text:c="8"/>Em</text:p>
      <text:p text:style-name="P2">And the closer they <text:span text:style-name="T2">came</text:span>,</text:p>
      <text:p text:style-name="P2"><text:s text:c="4"/>Am <text:s text:c="16"/>G</text:p>
      <text:p text:style-name="P2">The more those feelings grew.</text:p>
      <text:h text:style-name="Heading_20_3" text:outline-level="3">[BRIDGE]</text:h>
      <text:p text:style-name="P3">C <text:s/>F<text:span text:style-name="T4">m</text:span> <text:s/><text:span text:style-name="T3">C</text:span></text:p>
      <text:h text:style-name="Heading_20_3" text:outline-level="3">[VERSE 3]</text:h>
      <text:p text:style-name="P2">C <text:s text:c="18"/>F<text:span text:style-name="T3">m</text:span> <text:s text:c="11"/><text:span text:style-name="T2">C</text:span></text:p>
      <text:p text:style-name="P2">Daddy's rifle in my hand felt reassurin'</text:p>
      <text:p text:style-name="P2"><text:s text:c="12"/>F</text:p>
      <text:p text:style-name="P2">He <text:span text:style-name="T2">told me</text:span>, Red means run, son,</text:p>
      <text:p text:style-name="P2"><text:s text:c="18"/><text:span text:style-name="T2">C</text:span></text:p>
      <text:p text:style-name="P2"><text:span text:style-name="T2">numbers</text:span> add up to nothin'</text:p>
      <text:p text:style-name="P2"><text:s text:c="13"/>F</text:p>
      <text:p text:style-name="P2">But when the first shot</text:p>
      <text:p text:style-name="P2"><text:s text:c="8"/>Am <text:s text:c="12"/>C</text:p>
      <text:p text:style-name="P2">hit the docks I saw it comin'</text:p>
      <text:p text:style-name="P2"><text:s text:c="10"/>Em <text:s text:c="9"/><text:span text:style-name="T2">Am</text:span></text:p>
      <text:p text:style-name="P2">Raised my rifle to my eye</text:p>
      <text:p text:style-name="P2"><text:s text:c="6"/>Em <text:s text:c="15"/>F</text:p>
      <text:p text:style-name="P2">Never stopped to wonder why.</text:p>
      <text:p text:style-name="P2"><text:s text:c="5"/>Em</text:p>
      <text:p text:style-name="P2">Then I saw black,</text:p>
      <text:p text:style-name="P2"><text:s text:c="7"/>Am <text:s text:c="17"/>G</text:p>
      <text:p text:style-name="P2">And my face splashed in the sky.</text:p>
      <text:h text:style-name="Heading_20_3" text:outline-level="3">[BRIDGE]</text:h>
      <text:p text:style-name="P3">C <text:s/>F<text:span text:style-name="T4">m <text:s/>C</text:span></text:p>
      <text:h text:style-name="Heading_20_3" text:outline-level="3">[VERSE 4]</text:h>
      <text:p text:style-name="P2">C <text:s text:c="18"/>F<text:span text:style-name="T3">m</text:span> <text:s text:c="12"/><text:span text:style-name="T2">C</text:span></text:p>
      <text:p text:style-name="P2">Shelter me from the powder and the finger</text:p>
      <text:p text:style-name="P2">F <text:s text:c="16"/><text:span text:style-name="T4">Am</text:span></text:p>
      <text:p text:style-name="P2">Cover me with the thought</text:p>
      <text:p text:style-name="P2"><text:s text:c="16"/><text:span text:style-name="T2">C</text:span></text:p>
      <text:p text:style-name="P2">that pulled the trigger</text:p>
      <text:p text:style-name="P2">F <text:s text:c="13"/>Am <text:s text:c="13"/>C</text:p>
      <text:p text:style-name="P2">Think of me as one you'd never figured</text:p>
      <text:p text:style-name="P2"/>
      <text:p text:style-name="P2"><text:soft-page-break/><text:s text:c="6"/>Em <text:s text:c="9"/><text:span text:style-name="T3">Am</text:span></text:p>
      <text:p text:style-name="P2">Would fade away so young</text:p>
      <text:p text:style-name="P2"><text:s text:c="5"/>Em <text:s text:c="11"/>F</text:p>
      <text:p text:style-name="P2">With so much left undone</text:p>
      <text:p text:style-name="P2"><text:s text:c="2"/>Em <text:s text:c="12"/>Am</text:p>
      <text:p text:style-name="P2">Remember me to my love,</text:p>
      <text:p text:style-name="P2"><text:s text:c="12"/>G</text:p>
      <text:p text:style-name="P2">I know I'll miss her. </text:p>
      <text:h text:style-name="Heading_20_3" text:outline-level="3">[OUTRO]</text:h>
      <text:p text:style-name="P3">C <text:s/>F <text:s/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4M11S</meta:editing-duration>
    <meta:editing-cycles>36</meta:editing-cycles>
    <meta:generator>LibreOffice/5.2.6.2$MacOSX_X86_64 LibreOffice_project/a3100ed2409ebf1c212f5048fbe377c281438fdc</meta:generator>
    <dc:title>Lyrics + Chords</dc:title>
    <dc:date>2017-04-21T12:29:57.475847000</dc:date>
    <meta:print-date>2017-04-03T12:23:29.985893000</meta:print-date>
    <meta:document-statistic meta:table-count="0" meta:image-count="0" meta:object-count="0" meta:page-count="4" meta:paragraph-count="95" meta:word-count="326" meta:character-count="2049" meta:non-whitespace-character-count="113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